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92a0a" officeooo:paragraph-rsid="00092a0a"/>
    </style:style>
    <style:style style:name="P2" style:family="paragraph" style:parent-style-name="Standard">
      <style:text-properties officeooo:rsid="0009f334" officeooo:paragraph-rsid="0009f334"/>
    </style:style>
    <style:style style:name="P3" style:family="paragraph" style:parent-style-name="Standard">
      <style:text-properties fo:font-weight="bold" officeooo:rsid="000e4353" officeooo:paragraph-rsid="000e4353" style:font-weight-asian="bold" style:font-weight-complex="bold"/>
    </style:style>
    <style:style style:name="P4" style:family="paragraph" style:parent-style-name="Table_20_Contents">
      <style:text-properties fo:font-weight="bold" officeooo:rsid="000e4353" officeooo:paragraph-rsid="000e4353" style:font-weight-asian="bold" style:font-weight-complex="bold"/>
    </style:style>
    <style:style style:name="P5" style:family="paragraph" style:parent-style-name="Standard">
      <style:text-properties fo:font-weight="bold" officeooo:rsid="00127d9c" officeooo:paragraph-rsid="00127d9c" style:font-weight-asian="bold" style:font-weight-complex="bold"/>
    </style:style>
    <style:style style:name="P6" style:family="paragraph" style:parent-style-name="Table_20_Contents">
      <style:paragraph-properties fo:text-align="center" style:justify-single-word="false"/>
      <style:text-properties fo:font-weight="bold" officeooo:rsid="00177be7" officeooo:paragraph-rsid="00177be7" style:font-weight-asian="bold" style:font-weight-complex="bold"/>
    </style:style>
    <style:style style:name="P7" style:family="paragraph" style:parent-style-name="Table_20_Contents">
      <style:paragraph-properties fo:text-align="center" style:justify-single-word="false"/>
      <style:text-properties fo:font-weight="bold" officeooo:rsid="00177be7" officeooo:paragraph-rsid="0017d870" style:font-weight-asian="bold" style:font-weight-complex="bold"/>
    </style:style>
    <style:style style:name="P8" style:family="paragraph" style:parent-style-name="Standard">
      <style:text-properties fo:font-size="14pt" fo:font-weight="bold" officeooo:rsid="00092a0a" officeooo:paragraph-rsid="00092a0a" style:font-size-asian="14pt" style:font-weight-asian="bold" style:font-size-complex="14pt" style:font-weight-complex="bold"/>
    </style:style>
    <style:style style:name="P9" style:family="paragraph" style:parent-style-name="Standard">
      <style:text-properties fo:font-size="14pt" fo:font-weight="bold" officeooo:rsid="0009f334" officeooo:paragraph-rsid="0009f334" style:font-size-asian="14pt" style:font-weight-asian="bold" style:font-size-complex="14pt" style:font-weight-complex="bold"/>
    </style:style>
    <style:style style:name="P10" style:family="paragraph" style:parent-style-name="Standard">
      <style:text-properties fo:font-size="14pt" fo:font-weight="bold" officeooo:rsid="000b3b1d" officeooo:paragraph-rsid="000b3b1d" style:font-size-asian="14pt" style:font-weight-asian="bold" style:font-size-complex="14pt" style:font-weight-complex="bold"/>
    </style:style>
    <style:style style:name="P11" style:family="paragraph" style:parent-style-name="Standard">
      <style:text-properties fo:font-size="14pt" fo:font-weight="bold" officeooo:rsid="000b635c" officeooo:paragraph-rsid="000b635c" style:font-size-asian="14pt" style:font-weight-asian="bold" style:font-size-complex="14pt" style:font-weight-complex="bold"/>
    </style:style>
    <style:style style:name="P12" style:family="paragraph" style:parent-style-name="Standard">
      <style:text-properties fo:font-size="14pt" fo:font-weight="bold" officeooo:rsid="000c71ff" officeooo:paragraph-rsid="000c71ff" style:font-size-asian="14pt" style:font-weight-asian="bold" style:font-size-complex="14pt" style:font-weight-complex="bold"/>
    </style:style>
    <style:style style:name="P13" style:family="paragraph" style:parent-style-name="Standard">
      <style:text-properties fo:font-size="14pt" fo:font-weight="bold" officeooo:rsid="0010e835" officeooo:paragraph-rsid="0010e835" style:font-size-asian="14pt" style:font-weight-asian="bold" style:font-size-complex="14pt" style:font-weight-complex="bold"/>
    </style:style>
    <style:style style:name="P14" style:family="paragraph" style:parent-style-name="Standard">
      <style:text-properties officeooo:rsid="000b3b1d" officeooo:paragraph-rsid="000b3b1d"/>
    </style:style>
    <style:style style:name="P15" style:family="paragraph" style:parent-style-name="Standard">
      <style:text-properties officeooo:rsid="000b3b1d" officeooo:paragraph-rsid="000b635c"/>
    </style:style>
    <style:style style:name="P16" style:family="paragraph" style:parent-style-name="Standard">
      <style:text-properties officeooo:rsid="000b635c" officeooo:paragraph-rsid="000b635c"/>
    </style:style>
    <style:style style:name="P17" style:family="paragraph" style:parent-style-name="Standard">
      <style:text-properties officeooo:rsid="000c71ff" officeooo:paragraph-rsid="000c71ff"/>
    </style:style>
    <style:style style:name="P18" style:family="paragraph" style:parent-style-name="Standard">
      <style:text-properties officeooo:rsid="000e4353" officeooo:paragraph-rsid="000e4353"/>
    </style:style>
    <style:style style:name="P19" style:family="paragraph" style:parent-style-name="Table_20_Contents">
      <style:text-properties officeooo:rsid="000e4353" officeooo:paragraph-rsid="000e4353"/>
    </style:style>
    <style:style style:name="P20" style:family="paragraph" style:parent-style-name="Standard">
      <style:text-properties officeooo:rsid="000f8c35" officeooo:paragraph-rsid="000f8c35"/>
    </style:style>
    <style:style style:name="P21" style:family="paragraph" style:parent-style-name="Standard">
      <style:text-properties fo:font-style="italic" fo:font-weight="bold" officeooo:rsid="000f8c35" officeooo:paragraph-rsid="000f8c35" style:font-style-asian="italic" style:font-weight-asian="bold" style:font-style-complex="italic" style:font-weight-complex="bold"/>
    </style:style>
    <style:style style:name="P22" style:family="paragraph" style:parent-style-name="Standard">
      <style:text-properties officeooo:rsid="0010e835" officeooo:paragraph-rsid="0010e835"/>
    </style:style>
    <style:style style:name="P23" style:family="paragraph" style:parent-style-name="Table_20_Contents">
      <style:paragraph-properties fo:text-align="center" style:justify-single-word="false"/>
      <style:text-properties officeooo:rsid="0010e835" officeooo:paragraph-rsid="0010e835"/>
    </style:style>
    <style:style style:name="P24" style:family="paragraph" style:parent-style-name="Table_20_Contents">
      <style:paragraph-properties fo:text-align="center" style:justify-single-word="false"/>
      <style:text-properties officeooo:rsid="0010e835"/>
    </style:style>
    <style:style style:name="P25" style:family="paragraph" style:parent-style-name="Standard">
      <style:text-properties officeooo:rsid="0011da85" officeooo:paragraph-rsid="0011da85"/>
    </style:style>
    <style:style style:name="P26" style:family="paragraph" style:parent-style-name="Standard">
      <style:text-properties officeooo:rsid="00127d9c" officeooo:paragraph-rsid="00127d9c"/>
    </style:style>
    <style:style style:name="P27" style:family="paragraph" style:parent-style-name="Standard">
      <style:text-properties fo:color="#c9211e" loext:opacity="100%" officeooo:rsid="00127d9c" officeooo:paragraph-rsid="00127d9c"/>
    </style:style>
    <style:style style:name="P28" style:family="paragraph" style:parent-style-name="Standard">
      <style:text-properties fo:color="#000000" loext:opacity="100%" officeooo:rsid="0015c79b" officeooo:paragraph-rsid="0015c79b"/>
    </style:style>
    <style:style style:name="P29" style:family="paragraph" style:parent-style-name="Standard">
      <style:text-properties fo:color="#000000" loext:opacity="100%" officeooo:rsid="00177be7" officeooo:paragraph-rsid="00177be7"/>
    </style:style>
    <style:style style:name="P30" style:family="paragraph" style:parent-style-name="Standard">
      <style:text-properties fo:color="#000000" loext:opacity="100%" officeooo:rsid="00177be7" officeooo:paragraph-rsid="00192f58"/>
    </style:style>
    <style:style style:name="P31" style:family="paragraph" style:parent-style-name="Standard">
      <style:text-properties fo:color="#000000" loext:opacity="100%" fo:font-weight="bold" officeooo:rsid="00177be7" officeooo:paragraph-rsid="00177be7" style:font-weight-asian="bold" style:font-weight-complex="bold"/>
    </style:style>
    <style:style style:name="P32" style:family="paragraph" style:parent-style-name="Standard">
      <style:text-properties fo:color="#000000" loext:opacity="100%" fo:font-weight="bold" officeooo:rsid="00177be7" officeooo:paragraph-rsid="0017d870" style:font-weight-asian="bold" style:font-weight-complex="bold"/>
    </style:style>
    <style:style style:name="P33" style:family="paragraph" style:parent-style-name="Standard">
      <style:text-properties fo:color="#000000" loext:opacity="100%" fo:font-size="14pt" fo:font-weight="bold" officeooo:rsid="00177be7" officeooo:paragraph-rsid="00177be7" style:font-size-asian="14pt" style:font-weight-asian="bold" style:font-size-complex="14pt" style:font-weight-complex="bold"/>
    </style:style>
    <style:style style:name="P34" style:family="paragraph" style:parent-style-name="Standard">
      <style:text-properties fo:color="#000000" loext:opacity="100%" fo:font-size="14pt" fo:font-weight="bold" officeooo:rsid="002baef8" officeooo:paragraph-rsid="002baef8" style:font-size-asian="14pt" style:font-weight-asian="bold" style:font-size-complex="14pt" style:font-weight-complex="bold"/>
    </style:style>
    <style:style style:name="P35" style:family="paragraph" style:parent-style-name="Standard">
      <style:text-properties fo:color="#000000" loext:opacity="100%" officeooo:rsid="0017d870" officeooo:paragraph-rsid="0017d870"/>
    </style:style>
    <style:style style:name="P36" style:family="paragraph" style:parent-style-name="Standard">
      <style:text-properties fo:color="#000000" loext:opacity="100%" officeooo:rsid="00192f58" officeooo:paragraph-rsid="00192f58"/>
    </style:style>
    <style:style style:name="P37" style:family="paragraph" style:parent-style-name="Standard">
      <style:text-properties fo:color="#000000" loext:opacity="100%" fo:font-weight="normal" officeooo:rsid="00192f58" officeooo:paragraph-rsid="00192f58" style:font-weight-asian="normal" style:font-weight-complex="normal"/>
    </style:style>
    <style:style style:name="P38" style:family="paragraph" style:parent-style-name="Standard">
      <style:text-properties fo:color="#000000" loext:opacity="100%" fo:font-weight="normal" officeooo:rsid="00177be7" officeooo:paragraph-rsid="00192f58" style:font-weight-asian="normal" style:font-weight-complex="normal"/>
    </style:style>
    <style:style style:name="P39" style:family="paragraph" style:parent-style-name="Standard">
      <style:text-properties fo:color="#000000" loext:opacity="100%" fo:font-weight="normal" officeooo:rsid="00196b9f" officeooo:paragraph-rsid="00196b9f" style:font-weight-asian="normal" style:font-weight-complex="normal"/>
    </style:style>
    <style:style style:name="P40" style:family="paragraph" style:parent-style-name="Standard">
      <style:text-properties fo:color="#000000" loext:opacity="100%" fo:font-weight="normal" officeooo:rsid="0021e1f2" officeooo:paragraph-rsid="0021e1f2" style:font-weight-asian="normal" style:font-weight-complex="normal"/>
    </style:style>
    <style:style style:name="P41" style:family="paragraph" style:parent-style-name="Standard">
      <style:text-properties fo:color="#000000" loext:opacity="100%" fo:font-weight="normal" officeooo:rsid="002233f9" officeooo:paragraph-rsid="002233f9" style:font-weight-asian="normal" style:font-weight-complex="normal"/>
    </style:style>
    <style:style style:name="P42" style:family="paragraph" style:parent-style-name="Standard">
      <style:text-properties fo:color="#000000" loext:opacity="100%" style:font-name="MathJax_AMS" fo:font-size="14pt" fo:font-weight="bold" officeooo:rsid="0021e1f2" officeooo:paragraph-rsid="0021e1f2" style:font-size-asian="14pt" style:font-weight-asian="bold" style:font-size-complex="14pt" style:font-weight-complex="bold"/>
    </style:style>
    <style:style style:name="P43" style:family="paragraph" style:parent-style-name="Standard">
      <style:text-properties fo:color="#000000" loext:opacity="100%" style:font-name="MathJax_AMS" fo:font-size="12pt" fo:font-weight="normal" officeooo:rsid="0021e1f2" officeooo:paragraph-rsid="0021e1f2" style:font-size-asian="10.5pt" style:font-weight-asian="normal" style:font-size-complex="12pt" style:font-weight-complex="normal"/>
    </style:style>
    <style:style style:name="P44" style:family="paragraph" style:parent-style-name="Standard">
      <style:text-properties fo:color="#000000" loext:opacity="100%" fo:font-size="15pt" fo:font-weight="bold" officeooo:rsid="002233f9" officeooo:paragraph-rsid="002233f9" style:font-size-asian="15pt" style:font-weight-asian="bold" style:font-size-complex="15pt" style:font-weight-complex="bold"/>
    </style:style>
    <style:style style:name="P45" style:family="paragraph" style:parent-style-name="Standard">
      <style:text-properties fo:color="#000000" loext:opacity="100%" fo:font-size="15pt" fo:font-weight="bold" officeooo:rsid="00229b05" officeooo:paragraph-rsid="00229b05" style:font-size-asian="15pt" style:font-weight-asian="bold" style:font-size-complex="15pt" style:font-weight-complex="bold"/>
    </style:style>
    <style:style style:name="P46" style:family="paragraph" style:parent-style-name="Standard">
      <style:text-properties fo:color="#000000" loext:opacity="100%" fo:font-size="15pt" fo:font-weight="bold" officeooo:rsid="0027eb04" officeooo:paragraph-rsid="0027eb04" style:font-size-asian="15pt" style:font-weight-asian="bold" style:font-size-complex="15pt" style:font-weight-complex="bold"/>
    </style:style>
    <style:style style:name="P47" style:family="paragraph" style:parent-style-name="Standard">
      <style:text-properties fo:color="#000000" loext:opacity="100%" fo:font-size="15pt" fo:font-weight="bold" officeooo:rsid="00290138" officeooo:paragraph-rsid="00290138" style:font-size-asian="15pt" style:font-weight-asian="bold" style:font-size-complex="15pt" style:font-weight-complex="bold"/>
    </style:style>
    <style:style style:name="P48" style:family="paragraph" style:parent-style-name="Standard">
      <style:text-properties fo:color="#000000" loext:opacity="100%" fo:font-size="15pt" fo:font-weight="bold" officeooo:rsid="002a5e3b" officeooo:paragraph-rsid="002a5e3b" style:font-size-asian="15pt" style:font-weight-asian="bold" style:font-size-complex="15pt" style:font-weight-complex="bold"/>
    </style:style>
    <style:style style:name="P49" style:family="paragraph" style:parent-style-name="Standard">
      <style:text-properties fo:color="#000000" loext:opacity="100%" fo:font-size="15pt" fo:font-weight="bold" officeooo:rsid="002baef8" officeooo:paragraph-rsid="002baef8" style:font-size-asian="15pt" style:font-weight-asian="bold" style:font-size-complex="15pt" style:font-weight-complex="bold"/>
    </style:style>
    <style:style style:name="P50" style:family="paragraph" style:parent-style-name="Standard">
      <style:text-properties fo:color="#000000" loext:opacity="100%" fo:font-size="15pt" fo:font-weight="bold" officeooo:rsid="002ca230" officeooo:paragraph-rsid="002ca230" style:font-size-asian="15pt" style:font-weight-asian="bold" style:font-size-complex="15pt" style:font-weight-complex="bold"/>
    </style:style>
    <style:style style:name="P51" style:family="paragraph" style:parent-style-name="Standard">
      <style:text-properties fo:color="#000000" loext:opacity="100%" fo:font-size="12pt" fo:font-weight="normal" officeooo:rsid="00229b05" officeooo:paragraph-rsid="00229b05" style:font-size-asian="10.5pt" style:font-weight-asian="normal" style:font-size-complex="12pt" style:font-weight-complex="normal"/>
    </style:style>
    <style:style style:name="P52" style:family="paragraph" style:parent-style-name="Standard">
      <style:text-properties fo:color="#000000" loext:opacity="100%" fo:font-size="12pt" fo:font-weight="normal" officeooo:rsid="00252cfe" officeooo:paragraph-rsid="00252cfe" style:font-size-asian="10.5pt" style:font-weight-asian="normal" style:font-size-complex="12pt" style:font-weight-complex="normal"/>
    </style:style>
    <style:style style:name="P53" style:family="paragraph" style:parent-style-name="Standard">
      <style:text-properties fo:color="#000000" loext:opacity="100%" fo:font-size="12pt" fo:font-weight="normal" officeooo:rsid="0027eb04" officeooo:paragraph-rsid="0027eb04" style:font-size-asian="10.5pt" style:font-weight-asian="normal" style:font-size-complex="12pt" style:font-weight-complex="normal"/>
    </style:style>
    <style:style style:name="P54" style:family="paragraph" style:parent-style-name="Standard">
      <style:text-properties fo:color="#000000" loext:opacity="100%" fo:font-size="12pt" fo:font-weight="normal" officeooo:rsid="00290138" officeooo:paragraph-rsid="00290138" style:font-size-asian="10.5pt" style:font-weight-asian="normal" style:font-size-complex="12pt" style:font-weight-complex="normal"/>
    </style:style>
    <style:style style:name="P55" style:family="paragraph" style:parent-style-name="Standard">
      <style:text-properties fo:color="#000000" loext:opacity="100%" fo:font-size="12pt" fo:font-weight="normal" officeooo:rsid="002a5e3b" officeooo:paragraph-rsid="002a5e3b" style:font-size-asian="10.5pt" style:font-weight-asian="normal" style:font-size-complex="12pt" style:font-weight-complex="normal"/>
    </style:style>
    <style:style style:name="P56" style:family="paragraph" style:parent-style-name="Standard">
      <style:text-properties fo:color="#000000" loext:opacity="100%" fo:font-size="12pt" fo:font-weight="normal" officeooo:rsid="002ad2e5" officeooo:paragraph-rsid="002ad2e5" style:font-size-asian="10.5pt" style:font-weight-asian="normal" style:font-size-complex="12pt" style:font-weight-complex="normal"/>
    </style:style>
    <style:style style:name="P57" style:family="paragraph" style:parent-style-name="Standard">
      <style:text-properties fo:color="#000000" loext:opacity="100%" fo:font-size="12pt" fo:font-weight="normal" officeooo:rsid="002baef8" officeooo:paragraph-rsid="002baef8" style:font-size-asian="10.5pt" style:font-weight-asian="normal" style:font-size-complex="12pt" style:font-weight-complex="normal"/>
    </style:style>
    <style:style style:name="P58" style:family="paragraph" style:parent-style-name="Standard">
      <style:text-properties fo:color="#000000" loext:opacity="100%" fo:font-size="12pt" fo:font-weight="normal" officeooo:rsid="002ca230" officeooo:paragraph-rsid="002ca230" style:font-size-asian="10.5pt" style:font-weight-asian="normal" style:font-size-complex="12pt" style:font-weight-complex="normal"/>
    </style:style>
    <style:style style:name="P59" style:family="paragraph" style:parent-style-name="Standard">
      <style:text-properties fo:color="#000000" loext:opacity="100%" fo:font-size="12pt" fo:font-weight="normal" officeooo:rsid="00328585" officeooo:paragraph-rsid="00328585" style:font-size-asian="10.5pt" style:font-weight-asian="normal" style:font-size-complex="12pt" style:font-weight-complex="normal"/>
    </style:style>
    <style:style style:name="P60" style:family="paragraph" style:parent-style-name="Standard">
      <style:text-properties fo:color="#000000" loext:opacity="100%" fo:font-size="12pt" fo:font-weight="bold" officeooo:rsid="002ad2e5" officeooo:paragraph-rsid="002ad2e5" style:font-size-asian="10.5pt" style:font-weight-asian="bold" style:font-size-complex="12pt" style:font-weight-complex="bold"/>
    </style:style>
    <style:style style:name="P61" style:family="paragraph" style:parent-style-name="Standard">
      <style:text-properties fo:color="#000000" loext:opacity="100%" fo:font-size="12pt" fo:font-weight="bold" officeooo:rsid="002ca230" officeooo:paragraph-rsid="002ca230" style:font-size-asian="10.5pt" style:font-weight-asian="bold" style:font-size-complex="12pt" style:font-weight-complex="bold"/>
    </style:style>
    <style:style style:name="P62" style:family="paragraph" style:parent-style-name="Standard">
      <style:text-properties fo:color="#000000" loext:opacity="100%" fo:font-size="13pt" fo:font-weight="bold" officeooo:rsid="002baef8" officeooo:paragraph-rsid="002baef8" style:font-size-asian="13pt" style:font-weight-asian="bold" style:font-size-complex="13pt" style:font-weight-complex="bold"/>
    </style:style>
    <style:style style:name="P63" style:family="paragraph" style:parent-style-name="Table_20_Contents">
      <style:text-properties fo:font-size="13pt" fo:font-weight="bold" officeooo:rsid="0010e835" officeooo:paragraph-rsid="0010e835" style:font-size-asian="13pt" style:font-weight-asian="bold" style:font-size-complex="13pt" style:font-weight-complex="bold"/>
    </style:style>
    <style:style style:name="P64" style:family="paragraph" style:parent-style-name="Table_20_Contents">
      <style:paragraph-properties fo:text-align="center" style:justify-single-word="false"/>
    </style:style>
    <style:style style:name="P65" style:family="paragraph" style:parent-style-name="Standard">
      <style:text-properties fo:color="#00a933" loext:opacity="100%" officeooo:rsid="00127d9c" officeooo:paragraph-rsid="00127d9c"/>
    </style:style>
    <style:style style:name="P66" style:family="paragraph" style:parent-style-name="Standard">
      <style:text-properties fo:color="#158466" loext:opacity="100%" officeooo:rsid="00127d9c" officeooo:paragraph-rsid="00127d9c"/>
    </style:style>
    <style:style style:name="P67" style:family="paragraph" style:parent-style-name="Table_20_Contents">
      <style:paragraph-properties fo:text-align="center" style:justify-single-word="false"/>
      <style:text-properties officeooo:rsid="00177be7" officeooo:paragraph-rsid="00177be7"/>
    </style:style>
    <style:style style:name="P68" style:family="paragraph" style:parent-style-name="Table_20_Contents">
      <style:paragraph-properties fo:text-align="center" style:justify-single-word="false"/>
      <style:text-properties officeooo:rsid="00177be7" officeooo:paragraph-rsid="0017d870"/>
    </style:style>
    <style:style style:name="P69" style:family="paragraph" style:parent-style-name="Table_20_Contents">
      <style:paragraph-properties fo:text-align="center" style:justify-single-word="false"/>
      <style:text-properties officeooo:rsid="0017d870" officeooo:paragraph-rsid="0017d870"/>
    </style:style>
    <style:style style:name="P70" style:family="paragraph" style:parent-style-name="Standard" style:list-style-name="L1">
      <style:text-properties fo:color="#000000" loext:opacity="100%" fo:font-size="12pt" fo:font-weight="normal" officeooo:rsid="00229b05" officeooo:paragraph-rsid="00229b05" style:font-size-asian="10.5pt" style:font-weight-asian="normal" style:font-size-complex="12pt" style:font-weight-complex="normal"/>
    </style:style>
    <style:style style:name="P71" style:family="paragraph" style:parent-style-name="Standard" style:list-style-name="L2">
      <style:text-properties fo:color="#000000" loext:opacity="100%" fo:font-size="12pt" fo:font-weight="normal" officeooo:rsid="00252cfe" officeooo:paragraph-rsid="00252cfe" style:font-size-asian="10.5pt" style:font-weight-asian="normal" style:font-size-complex="12pt" style:font-weight-complex="normal"/>
    </style:style>
    <style:style style:name="P72" style:family="paragraph" style:parent-style-name="Standard" style:list-style-name="L3">
      <style:text-properties fo:color="#000000" loext:opacity="100%" fo:font-size="12pt" fo:font-weight="normal" officeooo:rsid="0027eb04" officeooo:paragraph-rsid="0027eb04" style:font-size-asian="10.5pt" style:font-weight-asian="normal" style:font-size-complex="12pt" style:font-weight-complex="normal"/>
    </style:style>
    <style:style style:name="P73" style:family="paragraph" style:parent-style-name="Standard" style:list-style-name="L4">
      <style:text-properties fo:color="#000000" loext:opacity="100%" fo:font-size="12pt" fo:font-weight="normal" officeooo:rsid="00290138" officeooo:paragraph-rsid="00290138" style:font-size-asian="10.5pt" style:font-weight-asian="normal" style:font-size-complex="12pt" style:font-weight-complex="normal"/>
    </style:style>
    <style:style style:name="P74" style:family="paragraph" style:parent-style-name="Standard" style:list-style-name="L5">
      <style:text-properties fo:color="#000000" loext:opacity="100%" fo:font-size="12pt" fo:font-weight="normal" officeooo:rsid="002a5e3b" officeooo:paragraph-rsid="002a5e3b" style:font-size-asian="10.5pt" style:font-weight-asian="normal" style:font-size-complex="12pt" style:font-weight-complex="normal"/>
    </style:style>
    <style:style style:name="P75" style:family="paragraph" style:parent-style-name="Standard" style:list-style-name="L6">
      <style:text-properties fo:color="#000000" loext:opacity="100%" fo:font-size="12pt" fo:font-weight="normal" officeooo:rsid="002ad2e5" officeooo:paragraph-rsid="002ad2e5" style:font-size-asian="10.5pt" style:font-weight-asian="normal" style:font-size-complex="12pt" style:font-weight-complex="normal"/>
    </style:style>
    <style:style style:name="P76" style:family="paragraph" style:parent-style-name="Standard" style:list-style-name="L7">
      <style:text-properties fo:color="#000000" loext:opacity="100%" fo:font-size="12pt" fo:font-weight="normal" officeooo:rsid="002baef8" officeooo:paragraph-rsid="002baef8" style:font-size-asian="10.5pt" style:font-weight-asian="normal" style:font-size-complex="12pt" style:font-weight-complex="normal"/>
    </style:style>
    <style:style style:name="P77" style:family="paragraph" style:parent-style-name="Standard" style:list-style-name="L8">
      <style:text-properties fo:color="#000000" loext:opacity="100%" fo:font-size="12pt" fo:font-weight="normal" officeooo:rsid="002baef8" officeooo:paragraph-rsid="002baef8" style:font-size-asian="10.5pt" style:font-weight-asian="normal" style:font-size-complex="12pt" style:font-weight-complex="normal"/>
    </style:style>
    <style:style style:name="P78" style:family="paragraph" style:parent-style-name="Standard">
      <style:text-properties fo:color="#000000" loext:opacity="100%" fo:font-size="12pt" fo:font-weight="normal" officeooo:rsid="00328585" officeooo:paragraph-rsid="00328585" style:font-size-asian="10.5pt" style:font-weight-asian="normal" style:font-size-complex="12pt" style:font-weight-complex="normal"/>
    </style:style>
    <style:style style:name="P79" style:family="paragraph" style:parent-style-name="Standard">
      <style:text-properties fo:color="#000000" loext:opacity="100%" fo:font-size="12pt" fo:font-weight="normal" officeooo:rsid="0032871e" officeooo:paragraph-rsid="0032871e"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0b635c"/>
    </style:style>
    <style:style style:name="T3" style:family="text">
      <style:text-properties officeooo:rsid="0010e835"/>
    </style:style>
    <style:style style:name="T4" style:family="text">
      <style:text-properties fo:color="#00a933" loext:opacity="100%"/>
    </style:style>
    <style:style style:name="T5" style:family="text">
      <style:text-properties fo:color="#00a933" loext:opacity="100%" fo:font-weight="bold" style:font-weight-asian="bold" style:font-weight-complex="bold"/>
    </style:style>
    <style:style style:name="T6" style:family="text">
      <style:text-properties fo:color="#000000" loext:opacity="100%"/>
    </style:style>
    <style:style style:name="T7" style:family="text">
      <style:text-properties fo:color="#158466" loext:opacity="100%"/>
    </style:style>
    <style:style style:name="T8" style:family="text">
      <style:text-properties fo:color="#158466" loext:opacity="100%" fo:font-weight="bold" style:font-weight-asian="bold" style:font-weight-complex="bold"/>
    </style:style>
    <style:style style:name="T9" style:family="text">
      <style:text-properties fo:color="#2a6099" loext:opacity="100%"/>
    </style:style>
    <style:style style:name="T10" style:family="text">
      <style:text-properties officeooo:rsid="002baef8"/>
    </style:style>
    <style:style style:name="T11" style:family="text">
      <style:text-properties fo:color="#729fcf" loext:opacity="100%"/>
    </style:style>
    <style:style style:name="T12" style:family="text">
      <style:text-properties fo:color="#f10d0c" loext:opacity="100%"/>
    </style:style>
    <style:style style:name="T13" style:family="text">
      <style:text-properties fo:color="#3465a4" loext:opacity="10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Que es informacion?</text:p>
      <text:p text:style-name="P1"/>
      <text:p text:style-name="P1">Es un conjunto de datos organizados que al leer los produce algun significado</text:p>
      <text:p text:style-name="P1"/>
      <text:p text:style-name="P1">ej1:</text:p>
      <text:p text:style-name="P1">dato 1: 87654567</text:p>
      <text:p text:style-name="P1">dato 2: 01/05</text:p>
      <text:p text:style-name="P1">dato 3: 10pm</text:p>
      <text:p text:style-name="P1"/>
      <text:p text:style-name="P1">EJ2: Informacion: Turno renovacion de pasaporte para el dia 01/05 a las 10 pm. La id de la cita es 87654567.</text:p>
      <text:p text:style-name="P1"/>
      <text:p text:style-name="P9">Que es una variable?</text:p>
      <text:p text:style-name="P2">Una variable es un contenedor que nos permite guardar un datos. Y podemos utilizarla</text:p>
      <text:p text:style-name="P2"><text:s/>a = 2</text:p>
      <text:p text:style-name="P2">b = a + 1</text:p>
      <text:p text:style-name="P2">resultado = 3</text:p>
      <text:p text:style-name="P2"/>
      <text:p text:style-name="P2">El codigo se lee de arriba hacia a bajo, de izquierda a derecha</text:p>
      <text:p text:style-name="P2"/>
      <text:p text:style-name="P2">a = 2</text:p>
      <text:p text:style-name="P2">b = a +1</text:p>
      <text:p text:style-name="P2">b= 5</text:p>
      <text:p text:style-name="P2">cuanto vale b?</text:p>
      <text:p text:style-name="P2">B=5</text:p>
      <text:p text:style-name="P2"/>
      <text:p text:style-name="P9">Que es una constante?</text:p>
      <text:p text:style-name="P2"/>
      <text:p text:style-name="P2">No pueden cambiar de valor</text:p>
      <text:p text:style-name="P2"/>
      <text:p text:style-name="P2">VELOCIDAD_LUZ = 3000000</text:p>
      <text:p text:style-name="P2"/>
      <text:p text:style-name="P2">La velocidad de la luz esta en todos lados, pero tambien puede utilizemos mal una constante, como por ejemplo mi edad 19, esto estaria mal ya que como sabemos una constante no puede cambiar de valor, se asigna una sola vez y ya; utilizar la edad como una constante no sirve porque va cambiando en un periodo determinado,</text:p>
      <text:p text:style-name="P2"/>
      <text:p text:style-name="P9">REGLAS DE NOMENCLATURA.</text:p>
      <text:p text:style-name="P2">1. No puede tener espacios</text:p>
      <text:p text:style-name="P2">ejemplo: fecha de nacimiento.</text:p>
      <text:p text:style-name="P2"/>
      <text:p text:style-name="P2">2. No empenzar con un numero</text:p>
      <text:p text:style-name="P2">ejemplo: 2doEmail</text:p>
      <text:p text:style-name="P2"/>
      <text:p text:style-name="P2">3. No puede ser una palabra reservada</text:p>
      <text:p text:style-name="P2">ejemplo: if, while, for, etc</text:p>
      <text:p text:style-name="P2"/>
      <text:p text:style-name="P2"/>
      <text:p text:style-name="P2"/>
      <text:p text:style-name="P2"/>
      <text:p text:style-name="P2"/>
      <text:p text:style-name="P10"><text:soft-page-break/>CONVERCIÒN DE NOMBRES</text:p>
      <text:p text:style-name="P14"/>
      <text:p text:style-name="P14"><text:span text:style-name="T1">camelCase :</text:span> fechaDeNacimiento → <text:s/><text:bookmark-start text:name="__DdeLink__2_1342052179"/><text:span text:style-name="T2">se usa siempre cuando declaramos una variable</text:span><text:bookmark-end text:name="__DdeLink__2_1342052179"/></text:p>
      <text:p text:style-name="P14"/>
      <text:p text:style-name="P15"><text:span text:style-name="T1">snake_case:</text:span> fecha_de_naciemiento → <text:span text:style-name="T2">para escribir sentencias para una base de datos </text:span></text:p>
      <text:p text:style-name="P14"/>
      <text:p text:style-name="P14"><text:span text:style-name="T1">SCREAMING_SNAKE_CASE: </text:span>FECHA_DE_NACIMIENTO → <text:span text:style-name="T2">se va a utilizar para las constantes</text:span></text:p>
      <text:p text:style-name="P14"/>
      <text:p text:style-name="P14"><text:span text:style-name="T1">kebab-case: </text:span>fecha-de-naciemiento → <text:s/><text:span text:style-name="T2">se utiliza para las url o para crear una carpeta</text:span></text:p>
      <text:p text:style-name="P14"/>
      <text:p text:style-name="P16">los que se van a utilizar como mas frecuencia para el tema de programacion va hacer cameCase y SCREAMING_SNAKE_CASE.</text:p>
      <text:p text:style-name="P16"/>
      <text:p text:style-name="P11"/>
      <text:p text:style-name="P12">Què es un lenguaje de tipado Fuerte?</text:p>
      <text:p text:style-name="P12"/>
      <text:p text:style-name="P17">Se conoce un lenguaje tipado cuando declaramos una varible y tengamos que definir el tipo de datos que se va a almacenar en esa varibale.</text:p>
      <text:p text:style-name="P17">Ejemplo:</text:p>
      <text:p text:style-name="P17"/>
      <text:p text:style-name="P17">String nombre <text:s/>= <text:s/>“Cesar”;</text:p>
      <text:p text:style-name="P17">int num = 312;</text:p>
      <text:p text:style-name="P17">bool j = true;</text:p>
      <text:p text:style-name="P17"/>
      <text:p text:style-name="P17">Si colocamos un dato diferente al tipo de dato ya estableciodo, entonces arrojara un error</text:p>
      <text:p text:style-name="P17"/>
      <text:p text:style-name="P17"/>
      <text:p text:style-name="P17">----------------------------------------------------------------------------------------------------------------------</text:p>
      <text:p text:style-name="P17"/>
      <text:p text:style-name="P17"><text:s text:c="8"/>// creando una variable de tipo string</text:p>
      <text:p text:style-name="P17"><text:s text:c="6"/>String nombre="Cesar Luis";</text:p>
      <text:p text:style-name="P17"><text:s text:c="6"/></text:p>
      <text:p text:style-name="P17"><text:s text:c="6"/>// imprime en la consola, lo que se guardo en la variable</text:p>
      <text:p text:style-name="P17"><text:s text:c="6"/>System.out.println(nombre);</text:p>
      <text:p text:style-name="P17"/>
      <text:p text:style-name="P17"><text:s text:c="6"/>// Formas de concatenar</text:p>
      <text:p text:style-name="P17"><text:s text:c="6"/>String nombreCompleto = "Cesar Luis" + "Rodriguez Solera";</text:p>
      <text:p text:style-name="P17"><text:s text:c="6"/>System.out.println("Bienvenido " + nombreCompleto + " Es un gusto verlo");</text:p>
      <text:p text:style-name="P17"/>
      <text:p text:style-name="P3">OPERADORES ARITMETICOS</text:p>
      <text:p text:style-name="P18"/>
      <table:table table:name="Table1" table:style-name="Table1">
        <table:table-column table:style-name="Table1.A" table:number-columns-repeated="3"/>
        <table:table-row table:style-name="TableLine94012733481328">
          <table:table-cell table:style-name="Table1.A1" office:value-type="string">
            <text:p text:style-name="P4">Descripciòn</text:p>
          </table:table-cell>
          <table:table-cell table:style-name="Table1.A1" office:value-type="string">
            <text:p text:style-name="P4">Operador</text:p>
          </table:table-cell>
          <table:table-cell table:style-name="Table1.C1" office:value-type="string">
            <text:p text:style-name="P4">Ejemplo</text:p>
          </table:table-cell>
        </table:table-row>
        <table:table-row table:style-name="TableLine94012733566656">
          <table:table-cell table:style-name="Table1.A2" office:value-type="string">
            <text:p text:style-name="P19">Sumar</text:p>
          </table:table-cell>
          <table:table-cell table:style-name="Table1.A2" office:value-type="string">
            <text:p text:style-name="P19">+</text:p>
          </table:table-cell>
          <table:table-cell table:style-name="Table1.C2" office:value-type="string">
            <text:p text:style-name="P19">10 + 1 <text:s text:c="6"/>→ <text:s/>11</text:p>
          </table:table-cell>
        </table:table-row>
        <table:table-row table:style-name="TableLine94012733587040">
          <table:table-cell table:style-name="Table1.A2" office:value-type="string">
            <text:p text:style-name="P19">Restar</text:p>
          </table:table-cell>
          <table:table-cell table:style-name="Table1.A2" office:value-type="string">
            <text:p text:style-name="Table_20_Contents">-</text:p>
          </table:table-cell>
          <table:table-cell table:style-name="Table1.C2" office:value-type="string">
            <text:p text:style-name="P19">10 – 1 <text:s text:c="3"/>→ <text:s/>9</text:p>
          </table:table-cell>
        </table:table-row>
        <table:table-row table:style-name="TableLine94012733587856">
          <table:table-cell table:style-name="Table1.A2" office:value-type="string">
            <text:p text:style-name="P19">Multiplicacion</text:p>
          </table:table-cell>
          <table:table-cell table:style-name="Table1.A2" office:value-type="string">
            <text:p text:style-name="Table_20_Contents">* </text:p>
          </table:table-cell>
          <table:table-cell table:style-name="Table1.C2" office:value-type="string">
            <text:p text:style-name="P19">2 * 2 <text:s text:c="3"/>→ <text:s text:c="3"/>4</text:p>
          </table:table-cell>
        </table:table-row>
        <table:table-row table:style-name="TableLine94012733588800">
          <table:table-cell table:style-name="Table1.A2" office:value-type="string">
            <text:p text:style-name="P19">Dividir</text:p>
          </table:table-cell>
          <table:table-cell table:style-name="Table1.A2" office:value-type="string">
            <text:p text:style-name="Table_20_Contents">/ </text:p>
          </table:table-cell>
          <table:table-cell table:style-name="Table1.C2" office:value-type="string">
            <text:p text:style-name="P19">10/2 <text:s text:c="4"/>→ 5</text:p>
          </table:table-cell>
        </table:table-row>
        <table:table-row table:style-name="TableLine94012733589856">
          <table:table-cell table:style-name="Table1.A2" office:value-type="string">
            <text:p text:style-name="P19">Modulo/ resto</text:p>
          </table:table-cell>
          <table:table-cell table:style-name="Table1.A2" office:value-type="string">
            <text:p text:style-name="Table_20_Contents">%</text:p>
          </table:table-cell>
          <table:table-cell table:style-name="Table1.C2" office:value-type="string">
            <text:p text:style-name="P19">11 %3 <text:s text:c="5"/>→ <text:s/>1</text:p>
          </table:table-cell>
        </table:table-row>
      </table:table>
      <text:p text:style-name="P18"/>
      <text:p text:style-name="P21"><text:soft-page-break/>Como sabemos si un numero es par?</text:p>
      <text:p text:style-name="P20"><text:bookmark-start text:name="__DdeLink__499_2471865160"/><text:bookmark-start text:name="__DdeLink__385_2226357935"/>X % 2 == 0<text:bookmark-end text:name="__DdeLink__499_2471865160"/><text:bookmark-end text:name="__DdeLink__385_2226357935"/></text:p>
      <text:p text:style-name="P20"/>
      <text:p text:style-name="P13">OPERADORES DE COMPARACION</text:p>
      <text:p text:style-name="P22"/>
      <table:table table:name="Table2" table:style-name="Table2">
        <table:table-column table:style-name="Table2.A" table:number-columns-repeated="3"/>
        <table:table-row table:style-name="TableLine94012733428368">
          <table:table-cell table:style-name="Table2.A1" office:value-type="string">
            <text:p text:style-name="P63">Operador</text:p>
          </table:table-cell>
          <table:table-cell table:style-name="Table2.A1" office:value-type="string">
            <text:p text:style-name="P63">Descripcion</text:p>
          </table:table-cell>
          <table:table-cell table:style-name="Table2.C1" office:value-type="string">
            <text:p text:style-name="P63">Ejemplo</text:p>
          </table:table-cell>
        </table:table-row>
        <table:table-row table:style-name="TableLine94012733615808">
          <table:table-cell table:style-name="Table2.A2" office:value-type="string">
            <text:p text:style-name="P24"><text:s text:c="2"/>== </text:p>
          </table:table-cell>
          <table:table-cell table:style-name="Table2.A2" office:value-type="string">
            <text:p text:style-name="P23">IGUAL</text:p>
          </table:table-cell>
          <table:table-cell table:style-name="Table2.C2" office:value-type="string">
            <text:p text:style-name="P64"><text:s/><text:span text:style-name="T3">5 == 5</text:span></text:p>
          </table:table-cell>
        </table:table-row>
        <table:table-row table:style-name="TableLine94012733617312">
          <table:table-cell table:style-name="Table2.A2" office:value-type="string">
            <text:p text:style-name="P64">&gt;</text:p>
          </table:table-cell>
          <table:table-cell table:style-name="Table2.A2" office:value-type="string">
            <text:p text:style-name="P23">MAYOR</text:p>
          </table:table-cell>
          <table:table-cell table:style-name="Table2.C2" office:value-type="string">
            <text:p text:style-name="P23">200 &gt; 15</text:p>
          </table:table-cell>
        </table:table-row>
        <table:table-row table:style-name="TableLine94012733618128">
          <table:table-cell table:style-name="Table2.A2" office:value-type="string">
            <text:p text:style-name="P64">&lt;</text:p>
          </table:table-cell>
          <table:table-cell table:style-name="Table2.A2" office:value-type="string">
            <text:p text:style-name="P23">MENOR</text:p>
          </table:table-cell>
          <table:table-cell table:style-name="Table2.C2" office:value-type="string">
            <text:p text:style-name="P23">95 &lt; 100</text:p>
          </table:table-cell>
        </table:table-row>
        <table:table-row table:style-name="TableLine94012733619072">
          <table:table-cell table:style-name="Table2.A2" office:value-type="string">
            <text:p text:style-name="P64">&gt;<text:span text:style-name="T3">=</text:span></text:p>
          </table:table-cell>
          <table:table-cell table:style-name="Table2.A2" office:value-type="string">
            <text:p text:style-name="P23">MAYOR IGUAL</text:p>
          </table:table-cell>
          <table:table-cell table:style-name="Table2.C2" office:value-type="string">
            <text:p text:style-name="P23">100&gt;= 100</text:p>
          </table:table-cell>
        </table:table-row>
        <table:table-row table:style-name="TableLine94012733620128">
          <table:table-cell table:style-name="Table2.A2" office:value-type="string">
            <text:p text:style-name="P64">&lt;<text:span text:style-name="T3">= </text:span></text:p>
          </table:table-cell>
          <table:table-cell table:style-name="Table2.A2" office:value-type="string">
            <text:p text:style-name="P23">MENOR IGUAL</text:p>
          </table:table-cell>
          <table:table-cell table:style-name="Table2.C2" office:value-type="string">
            <text:p text:style-name="P23">100 &lt;= 105</text:p>
          </table:table-cell>
        </table:table-row>
        <table:table-row table:style-name="TableLine94012733621328">
          <table:table-cell table:style-name="Table2.A2" office:value-type="string">
            <text:p text:style-name="P64">!<text:span text:style-name="T3">=</text:span></text:p>
          </table:table-cell>
          <table:table-cell table:style-name="Table2.A2" office:value-type="string">
            <text:p text:style-name="P23">DISTINTO</text:p>
          </table:table-cell>
          <table:table-cell table:style-name="Table2.C2" office:value-type="string">
            <text:p text:style-name="P23">10 != 5</text:p>
          </table:table-cell>
        </table:table-row>
      </table:table>
      <text:p text:style-name="P22"/>
      <text:p text:style-name="P22"/>
      <text:p text:style-name="P25">El resultado de la comparacion va hacer un dato booleano, es decir true o false.</text:p>
      <text:p text:style-name="P25"/>
      <text:p text:style-name="P5">OPERADORE LÒGICOS</text:p>
      <text:p text:style-name="P26"/>
      <text:p text:style-name="P26">edad = 25</text:p>
      <text:p text:style-name="P26"/>
      <text:p text:style-name="P26">(edad &gt;= 18) <text:span text:style-name="T9">AND</text:span>(edad &lt; 70) <text:s text:c="24"/>→ <text:s/><text:span text:style-name="T4"><text:s/></text:span><text:span text:style-name="T5">true</text:span></text:p>
      <text:p text:style-name="P65"/>
      <text:p text:style-name="P27">NOT <text:span text:style-name="T6">((edad &lt; 18) </text:span><text:span text:style-name="T9">OR</text:span><text:span text:style-name="T6"> (EDAD &gt;= 70)) <text:s text:c="12"/>→ </text:span><text:span text:style-name="T8">true</text:span><text:span text:style-name="T7"> </text:span></text:p>
      <text:p text:style-name="P66"/>
      <text:p text:style-name="P28"><text:span text:style-name="T1">BUGS : </text:span>son errores de compilacion o errores en el codigo </text:p>
      <text:p text:style-name="P28"><text:span text:style-name="T1">DEBBUGIN: </text:span>este metodo podemos ejecutar nuestro codigo linea por linea para asi encontrar el error en el programa.</text:p>
      <text:p text:style-name="P28"/>
      <text:p text:style-name="P33">FUNCIONES</text:p>
      <text:p text:style-name="P29"/>
      <text:p text:style-name="P29">producto = “Pantalon”</text:p>
      <text:p text:style-name="P29">precio = 40</text:p>
      <text:p text:style-name="P29">procentaje_desc = 20</text:p>
      <text:p text:style-name="P29"/>
      <text:p text:style-name="P29"><text:bookmark-start text:name="__DdeLink__383_2226357935"/>precion_final = precio – porcentaje_desc * precio/ 100</text:p>
      <text:p text:style-name="P29">alert(“El precio del “ + producto + “es: $” + precio_final)<text:bookmark-end text:name="__DdeLink__383_2226357935"/></text:p>
      <text:p text:style-name="P29"/>
      <text:p text:style-name="P33">regla de tres</text:p>
      <text:p text:style-name="P31"/>
      <table:table table:name="Table3" table:style-name="Table3">
        <table:table-column table:style-name="Table3.A"/>
        <table:table-column table:style-name="Table3.B"/>
        <table:table-row table:style-name="TableLine94012733595824">
          <table:table-cell table:style-name="Table3.A1" office:value-type="string">
            <text:p text:style-name="P6">PRECIO</text:p>
          </table:table-cell>
          <table:table-cell table:style-name="Table3.B1" office:value-type="string">
            <text:p text:style-name="P6">PORCENTAJE</text:p>
          </table:table-cell>
        </table:table-row>
        <table:table-row table:style-name="TableLine94012733642848">
          <table:table-cell table:style-name="Table3.A2" office:value-type="string">
            <text:p text:style-name="P67">$40</text:p>
          </table:table-cell>
          <table:table-cell table:style-name="Table3.B2" office:value-type="string">
            <text:p text:style-name="P67">100%</text:p>
          </table:table-cell>
        </table:table-row>
        <table:table-row table:style-name="TableLine94012733643888">
          <table:table-cell table:style-name="Table3.A2" office:value-type="string">
            <text:p text:style-name="P67">X</text:p>
          </table:table-cell>
          <table:table-cell table:style-name="Table3.B2" office:value-type="string">
            <text:p text:style-name="P67">20%</text:p>
          </table:table-cell>
        </table:table-row>
      </table:table>
      <text:p text:style-name="P31"/>
      <text:p text:style-name="P35">para solucionar esta regla de tres, entonces tenemos que </text:p>
      <text:p text:style-name="P35">el porcentaje_desc por precio dividido 1000</text:p>
      <text:p text:style-name="P36">de esa operación, que como resultado es 8, le restamos esos 8 a los 40 dolares que vale el pantalon</text:p>
      <text:p text:style-name="P32"/>
      <table:table table:name="Table4" table:style-name="Table4">
        <table:table-column table:style-name="Table4.A"/>
        <table:table-column table:style-name="Table4.B"/>
        <text:soft-page-break/>
        <table:table-row table:style-name="TableLine94012733637328">
          <table:table-cell table:style-name="Table4.A1" office:value-type="string">
            <text:p text:style-name="P7">PRECIO</text:p>
          </table:table-cell>
          <table:table-cell table:style-name="Table4.B1" office:value-type="string">
            <text:p text:style-name="P7">PORCENTAJE</text:p>
          </table:table-cell>
        </table:table-row>
        <table:table-row table:style-name="TableLine94012733653824">
          <table:table-cell table:style-name="Table4.A2" office:value-type="string">
            <text:p text:style-name="P68">$40</text:p>
          </table:table-cell>
          <table:table-cell table:style-name="Table4.B2" office:value-type="string">
            <text:p text:style-name="P68">100%</text:p>
          </table:table-cell>
        </table:table-row>
        <table:table-row table:style-name="TableLine94012733655152">
          <table:table-cell table:style-name="Table4.A2" office:value-type="string">
            <text:p text:style-name="P69">32</text:p>
          </table:table-cell>
          <table:table-cell table:style-name="Table4.B2" office:value-type="string">
            <text:p text:style-name="P68">20%</text:p>
          </table:table-cell>
        </table:table-row>
      </table:table>
      <text:p text:style-name="P32"/>
      <text:p text:style-name="P32"/>
      <text:p text:style-name="P37">producto = “Camisa”</text:p>
      <text:p text:style-name="P37">precio = 30</text:p>
      <text:p text:style-name="P37">porcentaje_desc = 15</text:p>
      <text:p text:style-name="P37"/>
      <text:p text:style-name="P30">precion_final = precio – porcentaje_desc * precio/ 100</text:p>
      <text:p text:style-name="P38">alert(“El precio del “ + producto + “es: $” + precio_final)</text:p>
      <text:p text:style-name="P38"/>
      <text:p text:style-name="P39">uso de una funcion para simplificar un poco el codigo</text:p>
      <text:p text:style-name="P38"/>
      <text:p text:style-name="P37">mostrarPrecioFinal(producto,precio,descuento)</text:p>
      <text:p text:style-name="P37">{</text:p>
      <text:p text:style-name="P37">precio_final = precio – porcentaje_desc * precio / 100</text:p>
      <text:p text:style-name="P37">alerta(“El precio del “ + producto + “ es: $” + precio_final)</text:p>
      <text:p text:style-name="P37"/>
      <text:p text:style-name="P37">}</text:p>
      <text:p text:style-name="P37"/>
      <text:p text:style-name="P37">mostrarPrecioFinal(“Pantalon”,40,20)</text:p>
      <text:p text:style-name="P37">mostrarPrecioFinal(“Camisa2,20,15)</text:p>
      <text:p text:style-name="P37"/>
      <text:p text:style-name="P37"/>
      <text:p text:style-name="P42">Que son los arrays?</text:p>
      <text:p text:style-name="P43"/>
      <text:p text:style-name="P40">Un array es concidera como una variable a nivel conceptual, en donde un array puede guardar varios datos de dirfente tipos de datos, en un indice del array, el primer dato va a estar ubicado en el indice cero. </text:p>
      <text:p text:style-name="P40">Un array siempre empieza desde cero</text:p>
      <text:p text:style-name="P40">el tamano de 0 a 9 son 10</text:p>
      <text:p text:style-name="P40"/>
      <text:p text:style-name="P40"/>
      <text:p text:style-name="P44">arrays bidemencionales</text:p>
      <text:p text:style-name="P44"/>
      <text:p text:style-name="P51">cuando se habla de arrays multidimensionales se refiere aque vamos a meter varios arrays en uno solo, para guardar los datos. </text:p>
      <text:p text:style-name="P41"/>
      <text:p text:style-name="P45">Programacion orientada a objetos</text:p>
      <text:p text:style-name="P45"/>
      <text:list xml:id="list3106587157" text:style-name="L1">
        <text:list-item>
          <text:p text:style-name="P70">permite reutilizar còdigo.</text:p>
        </text:list-item>
        <text:list-item>
          <text:p text:style-name="P70">Agiliza el desarrollo de software.</text:p>
        </text:list-item>
        <text:list-item>
          <text:p text:style-name="P70">El còdigo es màs parecido al mundo real.</text:p>
        </text:list-item>
        <text:list-item>
          <text:p text:style-name="P70">Facilita el trabajo en equipo.</text:p>
        </text:list-item>
      </text:list>
      <text:p text:style-name="P51"/>
      <text:p text:style-name="P51"/>
      <text:p text:style-name="P51"/>
      <text:p text:style-name="P51"/>
      <text:p text:style-name="P52"><text:soft-page-break/>Principio de encapsulamiento</text:p>
      <text:p text:style-name="P52">Nosotros podemos controlar el acceso a cualquier entidad, atributo y demas utilizando privado solamente se utilizara dentro de la clase, caso o puesto de acceso publico, que se puede utilizar descualquier archivo java dentro del proyecto como tal.</text:p>
      <text:p text:style-name="P52"/>
      <text:p text:style-name="P52"/>
      <text:p text:style-name="P52"/>
      <text:p text:style-name="P52">Las cuatro claves de la programacion orientada a objetos es:</text:p>
      <text:p text:style-name="P52"/>
      <text:list xml:id="list335838861" text:style-name="L2">
        <text:list-item>
          <text:p text:style-name="P71">Herencia</text:p>
        </text:list-item>
        <text:list-item>
          <text:p text:style-name="P71">Abstracciòn</text:p>
        </text:list-item>
        <text:list-item>
          <text:p text:style-name="P71">Polimorfismo</text:p>
        </text:list-item>
        <text:list-item>
          <text:p text:style-name="P71">encapsulamiento</text:p>
        </text:list-item>
      </text:list>
      <text:p text:style-name="P52"/>
      <text:p text:style-name="P46">Que es un Base de Datos?</text:p>
      <text:p text:style-name="P53">Se definae como una forma de guardar datos de forma ordenada</text:p>
      <text:p text:style-name="P53"/>
      <text:p text:style-name="P46">Donde se Guardan los datos?</text:p>
      <text:p text:style-name="P53"/>
      <text:list xml:id="list805232902" text:style-name="L3">
        <text:list-item>
          <text:p text:style-name="P72">Computadores </text:p>
        </text:list-item>
        <text:list-item>
          <text:p text:style-name="P72">Data Centers</text:p>
        </text:list-item>
        <text:list-item>
          <text:p text:style-name="P72">Blockchain</text:p>
        </text:list-item>
      </text:list>
      <text:p text:style-name="P53"/>
      <text:p text:style-name="P47">tipos</text:p>
      <text:p text:style-name="P54"/>
      <text:list xml:id="list999775183" text:style-name="L4">
        <text:list-item>
          <text:p text:style-name="P73">relacional</text:p>
        </text:list-item>
        <text:list-item>
          <text:p text:style-name="P73">no relacional</text:p>
        </text:list-item>
      </text:list>
      <text:p text:style-name="P54"/>
      <text:p text:style-name="P48">Bases de datos Relacionales</text:p>
      <text:p text:style-name="P55"/>
      <text:list xml:id="list3922467667" text:style-name="L5">
        <text:list-item>
          <text:p text:style-name="P74">MySQL</text:p>
        </text:list-item>
        <text:list-item>
          <text:p text:style-name="P74">Oracle PL/SQL</text:p>
        </text:list-item>
        <text:list-item>
          <text:p text:style-name="P74">SQLite</text:p>
        </text:list-item>
        <text:list-item>
          <text:p text:style-name="P74">Transact-SQL</text:p>
        </text:list-item>
        <text:list-item>
          <text:p text:style-name="P74">WebSQL</text:p>
        </text:list-item>
      </text:list>
      <text:p text:style-name="P55"/>
      <text:p text:style-name="P60">Identifica los Componentes que va a tener tu sistemas</text:p>
      <text:p text:style-name="P56"/>
      <text:list xml:id="list1991705567" text:style-name="L6">
        <text:list-item>
          <text:p text:style-name="P75">Usuarios</text:p>
        </text:list-item>
        <text:list-item>
          <text:p text:style-name="P75">Control de Stock</text:p>
        </text:list-item>
        <text:list-item>
          <text:p text:style-name="P75">Cliente<text:span text:style-name="T10">s</text:span></text:p>
        </text:list-item>
      </text:list>
      <text:p text:style-name="P56"/>
      <text:p text:style-name="P56"/>
      <text:p text:style-name="P56"/>
      <text:p text:style-name="P56"/>
      <text:p text:style-name="P56"/>
      <text:p text:style-name="P56"/>
      <text:p text:style-name="P56"/>
      <text:p text:style-name="P56"/>
      <text:p text:style-name="P56"/>
      <text:p text:style-name="P56"/>
      <text:p text:style-name="P49"><text:soft-page-break/>Tipos de Consulta</text:p>
      <text:p text:style-name="P57"/>
      <text:p text:style-name="P62">estructura de la base de datos:</text:p>
      <text:p text:style-name="P57"><text:s/></text:p>
      <text:list xml:id="list1772692122" text:style-name="L7">
        <text:list-item>
          <text:p text:style-name="P76">CREATE DATABASE <text:s text:c="2"/>→ <text:s/>Crear base de datos</text:p>
        </text:list-item>
        <text:list-item>
          <text:p text:style-name="P76">DROP DATABASE <text:s text:c="7"/>→ <text:s/>Eliminar base de datos</text:p>
        </text:list-item>
        <text:list-item>
          <text:p text:style-name="P76">CREATE TABLE <text:s text:c="10"/>→ <text:s text:c="2"/>Crear tablas</text:p>
        </text:list-item>
        <text:list-item>
          <text:p text:style-name="P76">ALTER TABLE <text:s text:c="13"/>→ <text:s text:c="2"/>Modificar tablas</text:p>
        </text:list-item>
        <text:list-item>
          <text:p text:style-name="P76">DROP TABLE <text:s text:c="15"/>→ <text:s text:c="2"/>Eiminar tablas</text:p>
        </text:list-item>
      </text:list>
      <text:p text:style-name="P57"/>
      <text:p text:style-name="P34">consultando y modificando los datos</text:p>
      <text:p text:style-name="P34"/>
      <text:list xml:id="list2508762631" text:style-name="L8">
        <text:list-item>
          <text:p text:style-name="P77">SELECT <text:s text:c="3"/>→ Buscar</text:p>
        </text:list-item>
        <text:list-item>
          <text:p text:style-name="P77">INSERT <text:s text:c="4"/>→ Agregar</text:p>
        </text:list-item>
        <text:list-item>
          <text:p text:style-name="P77">UPDATE <text:s text:c="2"/>→ Actualizar</text:p>
        </text:list-item>
        <text:list-item>
          <text:p text:style-name="P77">DELETE <text:s text:c="2"/>→ Eliminar</text:p>
        </text:list-item>
      </text:list>
      <text:p text:style-name="P57"/>
      <text:p text:style-name="P61">ejemplo</text:p>
      <text:p text:style-name="P61"/>
      <text:p text:style-name="P50">Agregar Base de datos:</text:p>
      <text:p text:style-name="P58"><text:span text:style-name="T11">CREATE <text:s text:c="3"/>DATABASE </text:span>sistema_veterinaria;</text:p>
      <text:p text:style-name="P58"/>
      <text:p text:style-name="P50">Eliminar Base de Datos:</text:p>
      <text:p text:style-name="P58"><text:span text:style-name="T11">DROP DATABASE </text:span><text:span text:style-name="T12">IF EXIST </text:span>sistema_veterinaria;</text:p>
      <text:p text:style-name="P58"/>
      <text:p text:style-name="P59">Agregar Columnas</text:p>
      <text:p text:style-name="P59"><text:s/><text:span text:style-name="T13">ALTER TABLE </text:span><text:s/>usuarios <text:span text:style-name="T13">ADD COLUMN</text:span> telefono varchar(45) NULL;</text:p>
      <text:p text:style-name="P59"/>
      <text:p text:style-name="P59">Eliminar Columnas</text:p>
      <text:p text:style-name="P59"><text:span text:style-name="T13">ALTER TABLE </text:span>usuarios <text:span text:style-name="T13">DROP</text:span> telefono;</text:p>
      <text:p text:style-name="P59"/>
      <text:p text:style-name="P59">Modificar Columnas</text:p>
      <text:p text:style-name="P59"><text:span text:style-name="T13">ALTER TABLE </text:span>usuarios <text:span text:style-name="T13">ALTER COLUMN</text:span> telefono varchar(35) NULL;</text:p>
      <text:p text:style-name="P59"/>
      <text:p text:style-name="P79">agregar</text:p>
      <text:p text:style-name="P79">INSERT INTO `clientes` (`id`, `nombre`, `apellido`, `email`, `telefono`, `password`) VALUES (NULL, 'Cesar', 'Rodriguez', 'dev@outlook.es', '321478544', 'fasdfw54e9rqe5wrq');</text:p>
      <text:p text:style-name="P79"/>
      <text:p text:style-name="P79"><text:s text:c="4"/>String sql =" INSERT INTO `clientes` (`id`, `nombre`, `apellido`, "</text:p>
      <text:p text:style-name="P79"><text:s text:c="15"/>+ "`email`, `telefono`, `password`) VALUES (NULL, '"+ cliente.getNombre() +"', "</text:p>
      <text:p text:style-name="P79"><text:s text:c="15"/>+ "'"+ cliente.getApellido() +"', '"+ cliente.getCorreo() +"',"</text:p>
      <text:p text:style-name="P79"><text:s text:c="15"/>+ " '"+ cliente.getTelefono() +"','"+ cliente.getPa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1T08:59:17.646009040</meta:creation-date>
    <meta:generator>LibreOffice/7.2.2.2$Linux_X86_64 LibreOffice_project/20$Build-2</meta:generator>
    <dc:date>2022-06-01T10:46:49.241469876</dc:date>
    <meta:editing-duration>PT13H36M12S</meta:editing-duration>
    <meta:editing-cycles>27</meta:editing-cycles>
    <meta:document-statistic meta:table-count="4" meta:image-count="0" meta:object-count="0" meta:page-count="6" meta:paragraph-count="203" meta:word-count="1063" meta:character-count="6524" meta:non-whitespace-character-count="5433"/>
  </office:meta>
</office:document-meta>
</file>